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16pt" fo:font-weight="bold" officeooo:rsid="0017e8c3" officeooo:paragraph-rsid="0017e8c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4pt" fo:font-weight="normal" officeooo:rsid="0017e8c3" officeooo:paragraph-rsid="0017e8c3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byssinica SIL" fo:font-size="14pt" fo:font-weight="normal" officeooo:rsid="0017e8c3" officeooo:paragraph-rsid="0017e8c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4pt" fo:font-weight="normal" officeooo:rsid="001ada1d" officeooo:paragraph-rsid="001ada1d" style:font-size-asian="12.25pt" style:font-weight-asian="normal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facing Neo6m Gps Module with Node MCU</text:p>
      <text:p text:style-name="P2"/>
      <text:p text:style-name="P2">1. Reference</text:p>
      <text:list xml:id="list2821129546" text:style-name="L1">
        <text:list-item>
          <text:p text:style-name="P3"><text:a xlink:type="simple" xlink:href="https://www.electronicwings.com/nodemcu/gps-module-interfacing-with-nodemcu" text:style-name="Internet_20_link" text:visited-style-name="Visited_20_Internet_20_Link">https://www.electronicwings.com/nodemcu/gps-module-interfacing-with-nodemcu</text:a></text:p>
        </text:list-item>
      </text:list>
      <text:p text:style-name="P2"/>
      <text:p text:style-name="P2">2. GPS TX – D2</text:p>
      <text:p text:style-name="P2">3. GPS RX – D1</text:p>
      <text:p text:style-name="P2"/>
      <text:p text:style-name="P2">4. Connections should be tight</text:p>
      <text:p text:style-name="P2"/>
      <text:p text:style-name="P2">5. Works in open environment</text:p>
      <text:p text:style-name="P2"/>
      <text:p text:style-name="P2">6. Keep Patience</text:p>
      <text:p text:style-name="P2"/>
      <text:p text:style-name="P4">7. Ensure TX and RX are correctly and tightly connected to the board, otherwise the led on gps does not blin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7:39:20.160303615</meta:creation-date>
    <dc:date>2025-01-30T17:54:26.264619156</dc:date>
    <meta:editing-duration>PT4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53" meta:character-count="342" meta:non-whitespace-character-count="297"/>
  </office:meta>
</office:document-meta>
</file>